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7c5" officeooo:paragraph-rsid="001547c5"/>
    </style:style>
    <style:style style:name="P2" style:family="paragraph" style:parent-style-name="Standard">
      <style:text-properties officeooo:rsid="0017223b" officeooo:paragraph-rsid="0017223b"/>
    </style:style>
    <style:style style:name="P3" style:family="paragraph" style:parent-style-name="Standard" style:list-style-name="L1">
      <style:text-properties officeooo:rsid="0017d852" officeooo:paragraph-rsid="0017d852"/>
    </style:style>
    <style:style style:name="T1" style:family="text">
      <style:text-properties officeooo:rsid="00184247"/>
    </style:style>
    <style:style style:name="T2" style:family="text">
      <style:text-properties officeooo:rsid="0019ba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0 – Documentation</text:p>
      <text:p text:style-name="P1"/>
      <text:p text:style-name="P2">Reason for choosing Merge Sort</text:p>
      <text:list xml:id="list1666424943" text:style-name="L1">
        <text:list-item>
          <text:p text:style-name="P3">Merge sort is efficient for larger arrays whereas quick sort is inefficient for large<text:span text:style-name="T2">r</text:span> array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4:02:12.430819365</meta:creation-date>
    <dc:date>2019-09-03T23:12:57.795621615</dc:date>
    <meta:editing-duration>PT3H28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4" meta:character-count="145" meta:non-whitespace-character-count="125"/>
  </office:meta>
</office:document-meta>
</file>